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551cm" fo:margin-left="0cm" style:page-number="auto" fo:break-before="auto" fo:break-after="auto" table:align="left" style:writing-mode="lr-tb"/>
    </style:style>
    <style:style style:name="Таблица1.A" style:family="table-column">
      <style:table-column-properties style:column-width="11.578cm"/>
    </style:style>
    <style:style style:name="Таблица1.B" style:family="table-column">
      <style:table-column-properties style:column-width="6.973cm"/>
    </style:style>
    <style:style style:name="Таблица1.1" style:family="table-row">
      <style:table-row-properties style:min-row-height="1.969cm"/>
    </style:style>
    <style:style style:name="Таблица1.A1" style:family="table-cell">
      <style:table-cell-properties style:vertical-align="top" fo:padding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8283a3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officeooo:rsid="010ae7f4" officeooo:paragraph-rsid="010ae7f4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4pt" fo:font-style="normal" style:text-underline-style="solid" style:text-underline-width="auto" style:text-underline-color="font-color" fo:font-weight="bold" officeooo:rsid="01cf04c5" officeooo:paragraph-rsid="01cf04c5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6pt" officeooo:paragraph-rsid="019588cf" style:font-size-asian="6pt" style:font-size-complex="6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8283a3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1d0e67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90271c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ef4756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style:text-underline-style="solid" style:text-underline-width="auto" style:text-underline-color="font-color" fo:font-weight="bold" officeooo:rsid="010ae7f4" officeooo:paragraph-rsid="010ae7f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style:text-underline-style="solid" style:text-underline-width="auto" style:text-underline-color="font-color" fo:font-weight="bold" officeooo:rsid="0107c622" officeooo:paragraph-rsid="0134f7a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style:text-underline-style="solid" style:text-underline-width="auto" style:text-underline-color="font-color" officeooo:paragraph-rsid="01a75bc0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8405a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6pt" fo:font-style="normal" style:text-underline-style="none" fo:font-weight="normal" officeooo:rsid="0090271c" officeooo:paragraph-rsid="008405a3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fd9fc4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size="10pt" officeooo:paragraph-rsid="0134f7a5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officeooo:paragraph-rsid="0188890a"/>
    </style:style>
    <style:style style:name="P20" style:family="paragraph" style:parent-style-name="Standard">
      <style:paragraph-properties fo:line-height="100%" fo:text-align="start" style:justify-single-word="false" style:writing-mode="lr-tb"/>
      <style:text-properties fo:font-size="10pt" style:text-underline-style="solid" style:text-underline-width="auto" style:text-underline-color="font-color" fo:font-weight="bold" officeooo:rsid="0108ee19" officeooo:paragraph-rsid="0188890a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fo:break-before="auto" fo:break-after="auto" style:writing-mode="lr-tb"/>
      <style:text-properties fo:font-size="10pt" officeooo:paragraph-rsid="0188890a" style:font-size-asian="10pt" style:font-size-complex="10pt"/>
    </style:style>
    <style:style style:name="P22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e3d28d" officeooo:paragraph-rsid="00e3d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line-height="100%" fo:break-before="auto" fo:break-after="auto" style:writing-mode="lr-tb"/>
      <style:text-properties fo:font-size="10pt" officeooo:paragraph-rsid="0188890a" style:font-size-asian="10pt" style:font-size-complex="10pt"/>
    </style:style>
    <style:style style:name="P24" style:family="paragraph" style:parent-style-name="Standard" style:list-style-name="L1">
      <style:paragraph-properties fo:margin-top="0cm" fo:margin-bottom="0cm" style:contextual-spacing="false" fo:line-height="100%" fo:text-align="start" style:justify-single-word="false" style:writing-mode="lr-tb"/>
      <style:text-properties fo:font-size="10pt" officeooo:paragraph-rsid="00b23461" style:font-size-asian="10pt" style:font-size-complex="10pt"/>
    </style:style>
    <style:style style:name="P25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fo:font-size="10pt" officeooo:paragraph-rsid="0175edf9" style:font-size-asian="10pt" style:font-size-complex="10pt"/>
    </style:style>
    <style:style style:name="P26" style:family="paragraph" style:parent-style-name="Standard" style:list-style-name="L8">
      <style:paragraph-properties fo:margin-top="0cm" fo:margin-bottom="0cm" style:contextual-spacing="false" fo:line-height="100%" fo:text-align="start" style:justify-single-word="false" style:writing-mode="lr-tb"/>
      <style:text-properties fo:font-size="10pt" officeooo:paragraph-rsid="00bf451f" style:font-size-asian="10pt" style:font-size-complex="10pt"/>
    </style:style>
    <style:style style:name="P27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font-size="10pt" officeooo:paragraph-rsid="01b3aaa8" style:font-size-asian="10pt" style:font-size-complex="10pt"/>
    </style:style>
    <style:style style:name="P28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font-size="10pt" officeooo:rsid="001ed0e1" officeooo:paragraph-rsid="01ab1d82" style:font-size-asian="10pt" style:font-size-complex="10pt"/>
    </style:style>
    <style:style style:name="P29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font-size="10pt" officeooo:rsid="001ed0e1" officeooo:paragraph-rsid="01ae66ea" style:font-size-asian="10pt" style:font-size-complex="10pt"/>
    </style:style>
    <style:style style:name="P30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font-size="10pt" style:text-underline-style="none" officeooo:paragraph-rsid="00c4abe6" style:font-size-asian="10pt" style:font-size-complex="10pt"/>
    </style:style>
    <style:style style:name="P31" style:family="paragraph" style:parent-style-name="Standard" style:list-style-name="L3">
      <style:paragraph-properties fo:margin-top="0cm" fo:margin-bottom="0cm" style:contextual-spacing="false" fo:line-height="100%" fo:text-align="start" style:justify-single-word="false" style:writing-mode="lr-tb"/>
      <style:text-properties officeooo:paragraph-rsid="01c887ed"/>
    </style:style>
    <style:style style:name="P32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officeooo:paragraph-rsid="01c1aa7e"/>
    </style:style>
    <style:style style:name="P33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officeooo:paragraph-rsid="01c4f371"/>
    </style:style>
    <style:style style:name="P34" style:family="paragraph" style:parent-style-name="Standard" style:list-style-name="L3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rsid="00fd9fc4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rsid="008c6f0f" officeooo:paragraph-rsid="00c4abe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bold" officeooo:rsid="0107c622" officeooo:paragraph-rsid="0175edf9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7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bold" officeooo:rsid="0107c622" officeooo:paragraph-rsid="01a75bc0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8" style:family="paragraph" style:parent-style-name="Standard" style:list-style-name="L8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bold" officeooo:rsid="008a0d91" officeooo:paragraph-rsid="00bf451f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9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0b2346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0b43c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officeooo:paragraph-rsid="00b43cf0"/>
    </style:style>
    <style:style style:name="P42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font-size="10pt" fo:font-weight="normal" officeooo:paragraph-rsid="01c887ed" style:font-size-asian="10pt" style:font-weight-asian="normal" style:font-size-complex="10pt" style:font-weight-complex="normal"/>
    </style:style>
    <style:style style:name="P43" style:family="paragraph" style:parent-style-name="Standard" style:list-style-name="L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font-size="10pt" officeooo:rsid="001ed0e1" officeooo:paragraph-rsid="00bf249a" style:font-size-asian="10pt" style:font-size-complex="10pt"/>
    </style:style>
    <style:style style:name="P44" style:family="paragraph" style:parent-style-name="Standard" style:list-style-name="L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font-size="10pt" officeooo:rsid="001ed0e1" officeooo:paragraph-rsid="00d2770f" style:font-size-asian="10pt" style:font-size-complex="10pt"/>
    </style:style>
    <style:style style:name="P45" style:family="paragraph" style:parent-style-name="Standard" style:list-style-name="L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font-size="10pt" officeooo:rsid="001ed0e1" officeooo:paragraph-rsid="00e87b23" style:font-size-asian="10pt" style:font-size-complex="10pt"/>
    </style:style>
    <style:style style:name="P46" style:family="paragraph" style:parent-style-name="Standard" style:list-style-name="L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font-size="10pt" officeooo:rsid="001ed0e1" officeooo:paragraph-rsid="00e3d28d" style:font-size-asian="10pt" style:font-size-complex="10pt"/>
    </style:style>
    <style:style style:name="P47" style:family="paragraph" style:parent-style-name="Standard" style:list-style-name="L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officeooo:rsid="001ed0e1" officeooo:paragraph-rsid="00d33fd0"/>
    </style:style>
    <style:style style:name="P48" style:family="paragraph" style:parent-style-name="Standard" style:list-style-name="L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officeooo:rsid="001ed0e1" officeooo:paragraph-rsid="00e4cb92"/>
    </style:style>
    <style:style style:name="P49" style:family="paragraph" style:parent-style-name="Standard" style:list-style-name="L6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font-size="10pt" officeooo:rsid="001ed0e1" officeooo:paragraph-rsid="00d2770f" style:font-size-asian="10pt" style:font-size-complex="10pt"/>
    </style:style>
    <style:style style:name="P50" style:family="paragraph" style:parent-style-name="Standard" style:list-style-name="L7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font-size="10pt" officeooo:rsid="001ed0e1" officeooo:paragraph-rsid="00d2770f" style:font-size-asian="10pt" style:font-size-complex="10pt"/>
    </style:style>
    <style:style style:name="P51" style:family="paragraph" style:parent-style-name="Standard" style:list-style-name="L8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font-size="10pt" officeooo:paragraph-rsid="00bf249a" style:font-size-asian="10pt" style:font-size-complex="10pt"/>
    </style:style>
    <style:style style:name="P52" style:family="paragraph" style:parent-style-name="Standard" style:list-style-name="L7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8a0d91" officeooo:paragraph-rsid="00d2770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 style:list-style-name="L10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e3d28d" officeooo:paragraph-rsid="00e3d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 style:list-style-name="L8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officeooo:rsid="001ed0e1" officeooo:paragraph-rsid="00bf249a"/>
    </style:style>
    <style:style style:name="P55" style:family="paragraph" style:parent-style-name="Standard" style:list-style-name="L11">
      <style:paragraph-properties fo:margin-left="3.81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officeooo:paragraph-rsid="00e4cb92"/>
    </style:style>
    <style:style style:name="T1" style:family="text"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2" style:family="text">
      <style:text-properties fo:color="#000000" style:text-line-through-style="none" style:font-name="Arial" fo:font-style="normal" style:text-underline-style="none" fo:font-weight="bold" officeooo:rsid="00261c1d" style:font-name-asian="Arial" style:font-style-asian="normal" style:font-weight-asian="bold" style:font-name-complex="Arial" style:font-style-complex="normal" style:font-weight-complex="bold"/>
    </style:style>
    <style:style style:name="T3" style:family="text">
      <style:text-properties fo:color="#000000" style:text-line-through-style="none" style:font-name="Arial" fo:font-style="normal" style:text-underline-style="none" fo:font-weight="bold" officeooo:rsid="00240187" style:font-name-asian="Arial" style:font-style-asian="normal" style:font-weight-asian="bold" style:font-name-complex="Arial" style:font-style-complex="normal" style:font-weight-complex="bold"/>
    </style:style>
    <style:style style:name="T4" style:family="text">
      <style:text-properties fo:color="#000000" style:text-line-through-style="none" style:font-name="Arial" fo:font-style="normal" style:text-underline-style="none" fo:font-weight="bold" officeooo:rsid="00574c19" style:font-name-asian="Arial" style:font-style-asian="normal" style:font-weight-asian="bold" style:font-name-complex="Arial" style:font-style-complex="normal" style:font-weight-complex="bold"/>
    </style:style>
    <style:style style:name="T5" style:family="text">
      <style:text-properties fo:color="#000000" style:text-line-through-style="none" style:font-name="Arial" fo:font-style="normal" style:text-underline-style="none" fo:font-weight="bold" officeooo:rsid="01313d38" style:font-name-asian="Arial" style:font-style-asian="normal" style:font-weight-asian="bold" style:font-name-complex="Arial" style:font-style-complex="normal" style:font-weight-complex="bold"/>
    </style:style>
    <style:style style:name="T6" style:family="text">
      <style:text-properties fo:color="#000000" style:text-line-through-style="none" style:font-name="Arial" fo:font-style="normal" style:text-underline-style="none" fo:font-weight="bold" officeooo:rsid="0175edf9" style:font-name-asian="Arial" style:font-style-asian="normal" style:font-weight-asian="bold" style:font-name-complex="Arial" style:font-style-complex="normal" style:font-weight-complex="bold"/>
    </style:style>
    <style:style style:name="T7" style:family="text">
      <style:text-properties fo:color="#000000" style:text-line-through-style="none" style:font-name="Arial" fo:font-style="normal" style:text-underline-style="none" fo:font-weight="bold" officeooo:rsid="008858f0" style:font-name-asian="Arial" style:font-style-asian="normal" style:font-weight-asian="bold" style:font-name-complex="Arial" style:font-style-complex="normal" style:font-weight-complex="bold"/>
    </style:style>
    <style:style style:name="T8" style:family="text">
      <style:text-properties fo:color="#000000" style:text-line-through-style="none" style:font-name="Arial" fo:font-style="normal" style:text-underline-style="none" fo:font-weight="bold" officeooo:rsid="008583fc" style:font-name-asian="Arial" style:font-style-asian="normal" style:font-weight-asian="bold" style:font-name-complex="Arial" style:font-style-complex="normal" style:font-weight-complex="bold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Arial" fo:font-style="normal" style:text-underline-style="none" fo:font-weight="normal" officeooo:rsid="002437df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font-name="Arial" fo:font-style="normal" style:text-underline-style="none" fo:font-weight="normal" officeooo:rsid="004f9a1c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font-name="Arial" fo:font-style="normal" style:text-underline-style="none" fo:font-weight="normal" officeooo:rsid="003353b3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font-name="Arial" fo:font-style="normal" style:text-underline-style="none" fo:font-weight="normal" officeooo:rsid="0033c978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color="#000000" style:text-line-through-style="none" style:font-name="Arial" fo:font-style="normal" style:text-underline-style="none" fo:font-weight="normal" officeooo:rsid="005224aa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color="#000000" style:text-line-through-style="none" style:font-name="Arial" fo:font-style="normal" style:text-underline-style="none" fo:font-weight="normal" officeooo:rsid="0084a0fc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color="#000000" style:text-line-through-style="none" style:font-name="Arial" fo:font-style="normal" style:text-underline-style="none" fo:font-weight="normal" officeooo:rsid="008858f0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text-line-through-style="none" style:font-name="Arial" fo:font-style="normal" style:text-underline-style="none" fo:font-weight="normal" officeooo:rsid="00871bd9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000000" style:text-line-through-style="none" style:font-name="Arial" fo:font-style="normal" style:text-underline-style="none" fo:font-weight="normal" officeooo:rsid="008583fc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color="#000000" style:text-line-through-style="none" style:font-name="Arial" fo:font-style="normal" style:text-underline-style="none" fo:font-weight="normal" officeooo:rsid="008a0d91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color="#000000" style:text-line-through-style="none" style:font-name="Arial" fo:font-style="normal" style:text-underline-style="none" fo:font-weight="normal" officeooo:rsid="0087af6d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color="#000000" style:text-line-through-style="none" style:font-name="Arial" fo:font-style="normal" style:text-underline-style="none" fo:font-weight="normal" officeooo:rsid="001ed0e1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color="#000000" style:text-line-through-style="none" style:font-name="Arial" fo:font-style="normal" style:text-underline-style="none" fo:font-weight="normal" officeooo:rsid="001d0e67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color="#000000" style:text-line-through-style="none" style:font-name="Arial" fo:font-style="normal" style:text-underline-style="none" fo:font-weight="normal" officeooo:rsid="008c6f0f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color="#000000" style:text-line-through-style="none" style:font-name="Arial" fo:font-style="normal" style:text-underline-style="none" fo:font-weight="normal" officeooo:rsid="00c6ca95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color="#000000" style:text-line-through-style="none" style:font-name="Arial" fo:font-style="normal" style:text-underline-style="none" fo:font-weight="normal" officeooo:rsid="00261c1d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color="#000000" style:text-line-through-style="none" style:font-name="Arial" fo:font-style="normal" style:text-underline-style="none" fo:font-weight="normal" officeooo:rsid="00892dc6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color="#000000" style:text-line-through-style="none" style:font-name="Arial" fo:font-style="normal" style:text-underline-style="none" fo:font-weight="normal" officeooo:rsid="00d7baad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color="#000000" style:text-line-through-style="none" style:font-name="Arial" fo:font-style="normal" style:text-underline-style="none" fo:font-weight="normal" officeooo:rsid="00e3d28d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000000" style:text-line-through-style="none" style:font-name="Arial" fo:font-style="normal" style:text-underline-style="none" fo:font-weight="normal" officeooo:rsid="011bdaea" style:font-name-asian="Arial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000000" style:text-line-through-style="none" style:font-name="Arial" fo:font-style="normal" style:text-underline-style="none" fo:font-weight="normal" officeooo:rsid="00bcf245" style:font-name-asian="Arial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000000" style:text-line-through-style="none" style:font-name="Arial" fo:font-style="normal" style:text-underline-style="none" fo:font-weight="normal" officeooo:rsid="01367b0f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color="#000000" style:text-line-through-style="none" style:font-name="Arial" fo:font-style="normal" style:text-underline-style="none" fo:font-weight="normal" officeooo:rsid="013862f3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color="#000000" style:text-line-through-style="none" style:font-name="Arial" fo:font-style="normal" style:text-underline-style="none" fo:font-weight="normal" officeooo:rsid="01398af8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color="#000000" style:text-line-through-style="none" style:font-name="Arial" fo:font-style="normal" style:text-underline-style="none" fo:font-weight="normal" officeooo:rsid="0153761f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color="#000000" style:text-line-through-style="none" style:font-name="Arial" fo:font-style="normal" style:text-underline-style="none" fo:font-weight="normal" officeooo:rsid="0157f4e5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color="#000000" style:text-line-through-style="none" style:font-name="Arial" fo:font-style="normal" style:text-underline-style="none" fo:font-weight="normal" officeooo:rsid="01661066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color="#000000" style:text-line-through-style="none" style:font-name="Arial" fo:font-style="normal" style:text-underline-style="none" fo:font-weight="normal" officeooo:rsid="0107c622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fo:color="#000000" style:text-line-through-style="none" style:font-name="Arial" fo:font-style="normal" style:text-underline-style="none" fo:font-weight="normal" officeooo:rsid="018a3188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fo:color="#000000" style:text-line-through-style="none" style:font-name="Arial" fo:font-style="normal" style:text-underline-style="none" fo:font-weight="normal" officeooo:rsid="018b102a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color="#000000" style:text-line-through-style="none" style:font-name="Arial" fo:font-style="normal" style:text-underline-style="none" fo:font-weight="normal" officeooo:rsid="01a7a92e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color="#000000" style:text-line-through-style="none" style:font-name="Arial" fo:font-style="normal" style:text-underline-style="none" fo:font-weight="normal" officeooo:rsid="01a7f8ae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fo:color="#000000" style:text-line-through-style="none" style:font-name="Arial" fo:font-style="normal" style:text-underline-style="none" fo:font-weight="normal" officeooo:rsid="01a8186e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fo:color="#000000" style:text-line-through-style="none" style:font-name="Arial" fo:font-style="normal" style:text-underline-style="none" fo:font-weight="normal" officeooo:rsid="01a97080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fo:color="#000000" style:text-line-through-style="none" style:font-name="Arial" fo:font-style="normal" style:text-underline-style="none" fo:font-weight="normal" officeooo:rsid="01a9f628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fo:color="#000000" style:text-line-through-style="none" style:font-name="Arial" fo:font-style="normal" style:text-underline-style="none" fo:font-weight="normal" officeooo:rsid="01ab1d82" style:font-name-asian="Arial" style:font-style-asian="normal" style:font-weight-asian="normal" style:font-name-complex="Arial" style:font-style-complex="normal" style:font-weight-complex="normal"/>
    </style:style>
    <style:style style:name="T46" style:family="text">
      <style:text-properties fo:color="#000000" style:text-line-through-style="none" style:font-name="Arial" fo:font-style="normal" style:text-underline-style="none" fo:font-weight="normal" officeooo:rsid="01ada4f7" style:font-name-asian="Arial" style:font-style-asian="normal" style:font-weight-asian="normal" style:font-name-complex="Arial" style:font-style-complex="normal" style:font-weight-complex="normal"/>
    </style:style>
    <style:style style:name="T47" style:family="text">
      <style:text-properties fo:color="#000000" style:text-line-through-style="none" style:font-name="Arial" fo:font-style="normal" style:text-underline-style="none" fo:font-weight="normal" officeooo:rsid="01adc36a" style:font-name-asian="Arial" style:font-style-asian="normal" style:font-weight-asian="normal" style:font-name-complex="Arial" style:font-style-complex="normal" style:font-weight-complex="normal"/>
    </style:style>
    <style:style style:name="T48" style:family="text">
      <style:text-properties fo:color="#000000" style:text-line-through-style="none" style:font-name="Arial" fo:font-style="normal" style:text-underline-style="none" fo:font-weight="normal" officeooo:rsid="01ae66ea" style:font-name-asian="Arial" style:font-style-asian="normal" style:font-weight-asian="normal" style:font-name-complex="Arial" style:font-style-complex="normal" style:font-weight-complex="normal"/>
    </style:style>
    <style:style style:name="T49" style:family="text">
      <style:text-properties fo:color="#000000" style:text-line-through-style="none" style:font-name="Arial" fo:font-style="normal" style:text-underline-style="none" fo:font-weight="normal" officeooo:rsid="01afb700" style:font-name-asian="Arial" style:font-style-asian="normal" style:font-weight-asian="normal" style:font-name-complex="Arial" style:font-style-complex="normal" style:font-weight-complex="normal"/>
    </style:style>
    <style:style style:name="T50" style:family="text">
      <style:text-properties fo:color="#000000" style:text-line-through-style="none" style:font-name="Arial" fo:font-style="normal" style:text-underline-style="none" fo:font-weight="normal" officeooo:rsid="01b20aa5" style:font-name-asian="Arial" style:font-style-asian="normal" style:font-weight-asian="normal" style:font-name-complex="Arial" style:font-style-complex="normal" style:font-weight-complex="normal"/>
    </style:style>
    <style:style style:name="T51" style:family="text">
      <style:text-properties fo:color="#000000" style:text-line-through-style="none" style:font-name="Arial" fo:font-style="normal" style:text-underline-style="none" fo:font-weight="normal" officeooo:rsid="01d5965d" style:font-name-asian="Arial" style:font-style-asian="normal" style:font-weight-asian="normal" style:font-name-complex="Arial" style:font-style-complex="normal" style:font-weight-complex="normal"/>
    </style:style>
    <style:style style:name="T52" style:family="text">
      <style:text-properties fo:color="#000000" style:text-line-through-style="none" style:font-name="Arial" fo:font-style="normal" style:text-underline-style="none" fo:font-weight="normal" officeooo:rsid="01d6a9e8" style:font-name-asian="Arial" style:font-style-asian="normal" style:font-weight-asian="normal" style:font-name-complex="Arial" style:font-style-complex="normal" style:font-weight-complex="normal"/>
    </style:style>
    <style:style style:name="T53" style:family="text">
      <style:text-properties fo:color="#000000" style:text-line-through-style="none" style:font-name="Arial" fo:font-style="normal" style:text-underline-style="none" fo:font-weight="normal" officeooo:rsid="01d78c35" style:font-name-asian="Arial" style:font-style-asian="normal" style:font-weight-asian="normal" style:font-name-complex="Arial" style:font-style-complex="normal" style:font-weight-complex="normal"/>
    </style:style>
    <style:style style:name="T54" style:family="text">
      <style:text-properties fo:color="#000000" style:text-line-through-style="none" style:font-name="Arial" fo:font-style="normal" style:text-underline-style="none" fo:font-weight="normal" officeooo:rsid="01df7e16" style:font-name-asian="Arial" style:font-style-asian="normal" style:font-weight-asian="normal" style:font-name-complex="Arial" style:font-style-complex="normal" style:font-weight-complex="normal"/>
    </style:style>
    <style:style style:name="T55" style:family="text">
      <style:text-properties fo:color="#000000" style:text-line-through-style="none" style:font-name="Arial" fo:font-style="normal" style:text-underline-style="none" style:font-name-asian="Arial" style:font-style-asian="normal" style:font-name-complex="Arial" style:font-style-complex="normal"/>
    </style:style>
    <style:style style:name="T56" style:family="text">
      <style:text-properties fo:color="#000000" style:text-line-through-style="none" style:font-name="Arial" fo:font-style="normal" style:text-underline-style="none" officeooo:rsid="00574c19" style:font-name-asian="Arial" style:font-style-asian="normal" style:font-name-complex="Arial" style:font-style-complex="normal"/>
    </style:style>
    <style:style style:name="T57" style:family="text">
      <style:text-properties fo:color="#000000" style:text-line-through-style="none" style:font-name="Arial" fo:font-style="normal" style:text-underline-style="none" officeooo:rsid="01c887ed" style:font-name-asian="Arial" style:font-style-asian="normal" style:font-name-complex="Arial" style:font-style-complex="normal"/>
    </style:style>
    <style:style style:name="T58" style:family="text">
      <style:text-properties fo:color="#000000" style:text-line-through-style="none" style:font-name="Arial" fo:font-style="normal" fo:font-weight="normal" officeooo:rsid="0098f050" style:font-name-asian="Arial" style:font-style-asian="normal" style:font-weight-asian="normal" style:font-name-complex="Arial" style:font-style-complex="normal" style:font-weight-complex="normal"/>
    </style:style>
    <style:style style:name="T59" style:family="text">
      <style:text-properties fo:color="#000000" style:text-line-through-style="none" style:font-name="Arial" fo:font-style="normal" fo:font-weight="normal" officeooo:rsid="017d0ebd" style:font-name-asian="Arial" style:font-style-asian="normal" style:font-weight-asian="normal" style:font-name-complex="Arial" style:font-style-complex="normal" style:font-weight-complex="normal"/>
    </style:style>
    <style:style style:name="T60" style:family="text">
      <style:text-properties fo:color="#000000" style:text-line-through-style="none" style:font-name="Arial" fo:font-style="normal" fo:font-weight="normal" officeooo:rsid="017fd134" style:font-name-asian="Arial" style:font-style-asian="normal" style:font-weight-asian="normal" style:font-name-complex="Arial" style:font-style-complex="normal" style:font-weight-complex="normal"/>
    </style:style>
    <style:style style:name="T61" style:family="text">
      <style:text-properties fo:color="#000000" style:text-line-through-style="none" style:font-name="Arial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62" style:family="text">
      <style:text-properties fo:color="#000000" style:text-line-through-style="none" style:font-name="Arial" fo:font-style="normal" fo:font-weight="bold" officeooo:rsid="0098f050" style:font-name-asian="Arial" style:font-style-asian="normal" style:font-weight-asian="bold" style:font-name-complex="Arial" style:font-style-complex="normal" style:font-weight-complex="bold"/>
    </style:style>
    <style:style style:name="T63" style:family="text">
      <style:text-properties fo:color="#000000" style:text-line-through-style="none" style:font-name="Arial" fo:font-style="normal" fo:font-weight="bold" officeooo:rsid="00f6e251" style:font-name-asian="Arial" style:font-style-asian="normal" style:font-weight-asian="bold" style:font-name-complex="Arial" style:font-style-complex="normal" style:font-weight-complex="bold"/>
    </style:style>
    <style:style style:name="T64" style:family="text">
      <style:text-properties fo:color="#000000" style:text-line-through-style="none" style:font-name="Arial" fo:font-style="normal" fo:font-weight="bold" officeooo:rsid="017fd134" style:font-name-asian="Arial" style:font-style-asian="normal" style:font-weight-asian="bold" style:font-name-complex="Arial" style:font-style-complex="normal" style:font-weight-complex="bold"/>
    </style:style>
    <style:style style:name="T65" style:family="text">
      <style:text-properties fo:color="#000000" style:text-line-through-style="none" style:font-name="Arial" fo:font-style="normal" fo:font-weight="bold" officeooo:rsid="01a75bc0" style:font-name-asian="Arial" style:font-style-asian="normal" style:font-weight-asian="bold" style:font-name-complex="Arial" style:font-style-complex="normal" style:font-weight-complex="bold"/>
    </style:style>
    <style:style style:name="T66" style:family="text">
      <style:text-properties fo:color="#000000" style:text-line-through-style="none" style:font-name="Arial" fo:font-style="normal" fo:font-weight="bold" officeooo:rsid="01c4f371" style:font-name-asian="Arial" style:font-style-asian="normal" style:font-weight-asian="bold" style:font-name-complex="Arial" style:font-style-complex="normal" style:font-weight-complex="bold"/>
    </style:style>
    <style:style style:name="T6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8" style:family="text">
      <style:text-properties fo:color="#000000" style:text-line-through-style="none" style:font-name="Arial" fo:font-size="10pt" fo:font-style="normal" style:text-underline-style="none" fo:font-weight="normal" officeooo:rsid="008858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9" style:family="text">
      <style:text-properties fo:color="#000000" style:text-line-through-style="none" style:font-name="Arial" fo:font-size="10pt" fo:font-style="normal" style:text-underline-style="none" fo:font-weight="normal" officeooo:rsid="0084a0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0" style:family="text">
      <style:text-properties fo:color="#000000" style:text-line-through-style="none" style:font-name="Arial" fo:font-size="10pt" fo:font-style="normal" style:text-underline-style="none" fo:font-weight="normal" officeooo:rsid="008583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1" style:family="text">
      <style:text-properties fo:color="#000000" style:text-line-through-style="none" style:font-name="Arial" fo:font-size="10pt" fo:font-style="normal" style:text-underline-style="none" fo:font-weight="normal" officeooo:rsid="0087af6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2" style:family="text">
      <style:text-properties fo:color="#000000" style:text-line-through-style="none" style:font-name="Arial" fo:font-size="10pt" fo:font-style="normal" style:text-underline-style="none" fo:font-weight="normal" officeooo:rsid="008e116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3" style:family="text">
      <style:text-properties fo:color="#000000" style:text-line-through-style="none" style:font-name="Arial" fo:font-size="10pt" fo:font-style="normal" style:text-underline-style="none" fo:font-weight="normal" officeooo:rsid="00e4cb9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4" style:family="text">
      <style:text-properties fo:color="#000000" style:text-line-through-style="none" style:font-name="Arial" fo:font-size="10pt" fo:font-style="normal" style:text-underline-style="none" fo:font-weight="normal" officeooo:rsid="0142161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5" style:family="text">
      <style:text-properties fo:color="#000000" style:text-line-through-style="none" style:font-name="Arial" fo:font-size="10pt" fo:font-style="normal" style:text-underline-style="none" fo:font-weight="normal" officeooo:rsid="014694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6" style:family="text">
      <style:text-properties fo:color="#000000" style:text-line-through-style="none" style:font-name="Arial" fo:font-size="10pt" fo:font-style="normal" style:text-underline-style="none" fo:font-weight="normal" officeooo:rsid="00240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7" style:family="text">
      <style:text-properties fo:color="#000000" style:text-line-through-style="none" style:font-name="Arial" fo:font-size="10pt" fo:font-style="normal" style:text-underline-style="none" fo:font-weight="normal" officeooo:rsid="010405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8" style:family="text">
      <style:text-properties fo:color="#000000" style:text-line-through-style="none" style:font-name="Arial" fo:font-size="10pt" fo:font-style="normal" style:text-underline-style="none" fo:font-weight="normal" officeooo:rsid="00574c1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9" style:family="text">
      <style:text-properties fo:color="#000000" style:text-line-through-style="none" style:font-name="Arial" fo:font-size="10pt" fo:font-style="normal" style:text-underline-style="none" fo:font-weight="normal" officeooo:rsid="00fa62d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0" style:family="text">
      <style:text-properties fo:color="#000000" style:text-line-through-style="none" style:font-name="Arial" fo:font-size="10pt" fo:font-style="normal" style:text-underline-style="none" fo:font-weight="normal" officeooo:rsid="00214d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1" style:family="text">
      <style:text-properties fo:color="#000000" style:text-line-through-style="none" style:font-name="Arial" fo:font-size="10pt" fo:font-style="normal" style:text-underline-style="none" fo:font-weight="normal" officeooo:rsid="0102ec6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2" style:family="text">
      <style:text-properties fo:color="#000000" style:text-line-through-style="none" style:font-name="Arial" fo:font-size="10pt" fo:font-style="normal" style:text-underline-style="none" fo:font-weight="normal" officeooo:rsid="004b61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3" style:family="text">
      <style:text-properties fo:color="#000000" style:text-line-through-style="none" style:font-name="Arial" fo:font-size="10pt" fo:font-style="normal" style:text-underline-style="none" fo:font-weight="normal" officeooo:rsid="004dcb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4" style:family="text">
      <style:text-properties fo:color="#000000" style:text-line-through-style="none" style:font-name="Arial" fo:font-size="10pt" fo:font-style="normal" style:text-underline-style="none" fo:font-weight="normal" officeooo:rsid="004e710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5" style:family="text">
      <style:text-properties fo:color="#000000" style:text-line-through-style="none" style:font-name="Arial" fo:font-size="10pt" fo:font-style="normal" style:text-underline-style="none" fo:font-weight="normal" officeooo:rsid="01a2185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6" style:family="text">
      <style:text-properties fo:color="#000000" style:text-line-through-style="none" style:font-name="Arial" fo:font-size="10pt" fo:font-style="normal" style:text-underline-style="none" fo:font-weight="normal" officeooo:rsid="00e3d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7" style:family="text">
      <style:text-properties fo:color="#000000" style:text-line-through-style="none" style:font-name="Arial" fo:font-size="10pt" fo:font-style="normal" style:text-underline-style="none" fo:font-weight="normal" officeooo:rsid="01c0ff8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8" style:family="text">
      <style:text-properties fo:color="#000000" style:text-line-through-style="none" style:font-name="Arial" fo:font-size="10pt" fo:font-style="normal" style:text-underline-style="none" fo:font-weight="normal" officeooo:rsid="01b837b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9" style:family="text">
      <style:text-properties fo:color="#000000" style:text-line-through-style="none" style:font-name="Arial" fo:font-size="10pt" fo:font-style="normal" style:text-underline-style="none" fo:font-weight="normal" officeooo:rsid="01bbae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0" style:family="text">
      <style:text-properties fo:color="#000000" style:text-line-through-style="none" style:font-name="Arial" fo:font-size="10pt" fo:font-style="normal" style:text-underline-style="none" fo:font-weight="normal" officeooo:rsid="01c342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1" style:family="text">
      <style:text-properties fo:color="#000000" style:text-line-through-style="none" style:font-name="Arial" fo:font-size="10pt" fo:font-style="normal" style:text-underline-style="none" fo:font-weight="normal" officeooo:rsid="01c4f37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2" style:family="text">
      <style:text-properties fo:color="#000000" style:text-line-through-style="none" style:font-name="Arial" fo:font-size="10pt" fo:font-style="normal" style:text-underline-style="none" fo:font-weight="normal" officeooo:rsid="01c6d4d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3" style:family="text">
      <style:text-properties fo:color="#000000" style:text-line-through-style="none" style:font-name="Arial" fo:font-size="10pt" fo:font-style="normal" style:text-underline-style="none" fo:font-weight="normal" officeooo:rsid="01c887e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4" style:family="text">
      <style:text-properties fo:color="#000000" style:text-line-through-style="none" style:font-name="Arial" fo:font-size="10pt" fo:font-style="normal" style:text-underline-style="none" fo:font-weight="normal" officeooo:rsid="01cd5ef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5" style:family="text">
      <style:text-properties fo:color="#000000" style:text-line-through-style="none" style:font-name="Arial" fo:font-size="10pt" fo:font-style="normal" style:text-underline-style="none" fo:font-weight="normal" officeooo:rsid="01e1886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6" style:family="text">
      <style:text-properties fo:color="#000000" style:text-line-through-style="none" style:font-name="Arial" fo:font-size="10pt" fo:font-style="normal" style:text-underline-style="none" fo:font-weight="bold" officeooo:rsid="00574c19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7" style:family="text">
      <style:text-properties fo:color="#000000" style:text-line-through-style="none" style:font-name="Arial" fo:font-size="10pt" fo:font-style="normal" style:text-underline-style="none" fo:font-weight="bold" officeooo:rsid="01c887e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8" style:family="text">
      <style:text-properties fo:color="#000000" style:text-line-through-style="none" style:font-name="Arial" fo:font-size="10pt" fo:font-style="normal" style:text-underline-style="none" fo:font-weight="bold" officeooo:rsid="00e4cb92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9" style:family="text">
      <style:text-properties fo:color="#000000" style:text-line-through-style="none" style:font-name="Arial" fo:font-size="10pt" fo:font-style="normal" style:text-underline-style="none" fo:font-weight="bold" officeooo:rsid="0024018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00" style:family="text">
      <style:text-properties fo:color="#000000" style:text-line-through-style="none" style:font-name="Arial" fo:font-size="10pt" fo:font-style="italic" style:text-underline-style="none" fo:font-weight="normal" officeooo:rsid="019871b4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1" style:family="text">
      <style:text-properties fo:color="#000000" style:text-line-through-style="none" style:font-name="Arial" fo:font-size="10pt" fo:font-style="italic" style:text-underline-style="none" fo:font-weight="normal" officeooo:rsid="01dfe8d5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2" style:family="text">
      <style:text-properties fo:color="#000000" style:text-line-through-style="none" style:font-name="Arial" fo:font-style="italic" style:text-underline-style="none" fo:font-weight="normal" officeooo:rsid="019588cf" style:font-name-asian="Arial" style:font-style-asian="italic" style:font-weight-asian="normal" style:font-name-complex="Arial" style:font-style-complex="italic" style:font-weight-complex="normal"/>
    </style:style>
    <style:style style:name="T103" style:family="text">
      <style:text-properties fo:color="#000000" style:text-line-through-style="none" style:font-name="Arial" fo:font-style="italic" style:text-underline-style="none" fo:font-weight="normal" officeooo:rsid="019727f9" style:font-name-asian="Arial" style:font-style-asian="italic" style:font-weight-asian="normal" style:font-name-complex="Arial" style:font-style-complex="italic" style:font-weight-complex="normal"/>
    </style:style>
    <style:style style:name="T104" style:family="text">
      <style:text-properties fo:color="#000000" style:text-line-through-style="none" style:font-name="Arial" fo:font-style="italic" style:text-underline-style="none" fo:font-weight="normal" officeooo:rsid="019871b4" style:font-name-asian="Arial" style:font-style-asian="italic" style:font-weight-asian="normal" style:font-name-complex="Arial" style:font-style-complex="italic" style:font-weight-complex="normal"/>
    </style:style>
    <style:style style:name="T105" style:family="text">
      <style:text-properties fo:color="#000000" style:text-line-through-style="none" style:font-name="Arial" fo:font-style="italic" style:text-underline-style="none" fo:font-weight="normal" officeooo:rsid="019a164f" style:font-name-asian="Arial" style:font-style-asian="italic" style:font-weight-asian="normal" style:font-name-complex="Arial" style:font-style-complex="italic" style:font-weight-complex="normal"/>
    </style:style>
    <style:style style:name="T106" style:family="text">
      <style:text-properties fo:color="#000000" style:text-line-through-style="none" style:font-name="Arial" fo:font-style="italic" style:text-underline-style="none" fo:font-weight="normal" officeooo:rsid="0090271c" style:font-name-asian="Arial" style:font-style-asian="italic" style:font-weight-asian="normal" style:font-name-complex="Arial" style:font-style-complex="italic" style:font-weight-complex="normal"/>
    </style:style>
    <style:style style:name="T107" style:family="text">
      <style:text-properties fo:color="#000000" style:text-line-through-style="none" style:font-name="Arial" fo:font-style="italic" style:text-underline-style="none" fo:font-weight="normal" officeooo:rsid="00f403cf" style:font-name-asian="Arial" style:font-style-asian="italic" style:font-weight-asian="normal" style:font-name-complex="Arial" style:font-style-complex="italic" style:font-weight-complex="normal"/>
    </style:style>
    <style:style style:name="T108" style:family="text">
      <style:text-properties fo:color="#000000" style:text-line-through-style="none" style:font-name="Arial" fo:font-style="italic" style:text-underline-style="none" fo:font-weight="normal" officeooo:rsid="00f44817" style:font-name-asian="Arial" style:font-style-asian="italic" style:font-weight-asian="normal" style:font-name-complex="Arial" style:font-style-complex="italic" style:font-weight-complex="normal"/>
    </style:style>
    <style:style style:name="T109" style:family="text">
      <style:text-properties fo:color="#000000" style:text-line-through-style="none" style:font-name="Arial" fo:font-style="italic" style:text-underline-style="none" fo:font-weight="normal" officeooo:rsid="00f28ab6" style:font-name-asian="Arial" style:font-style-asian="italic" style:font-weight-asian="normal" style:font-name-complex="Arial" style:font-style-complex="italic" style:font-weight-complex="normal"/>
    </style:style>
    <style:style style:name="T110" style:family="text">
      <style:text-properties fo:font-weight="bold" officeooo:rsid="0175edf9" style:font-weight-asian="bold" style:font-weight-complex="bold"/>
    </style:style>
    <style:style style:name="T111" style:family="text">
      <style:text-properties officeooo:rsid="004423ce"/>
    </style:style>
    <style:style style:name="T112" style:family="text">
      <style:text-properties officeooo:rsid="00470c78"/>
    </style:style>
    <style:style style:name="T113" style:family="text">
      <style:text-properties officeooo:rsid="00487f19"/>
    </style:style>
    <style:style style:name="T114" style:family="text">
      <style:text-properties officeooo:rsid="004a01fd"/>
    </style:style>
    <style:style style:name="T115" style:family="text">
      <style:text-properties officeooo:rsid="004b615f"/>
    </style:style>
    <style:style style:name="T116" style:family="text">
      <style:text-properties fo:font-size="10pt" style:font-size-asian="10pt" style:font-size-complex="10pt"/>
    </style:style>
    <style:style style:name="T117" style:family="text">
      <style:text-properties fo:font-size="10pt" officeooo:rsid="005a1adc" style:font-size-asian="10pt" style:font-size-complex="10pt"/>
    </style:style>
    <style:style style:name="T118" style:family="text">
      <style:text-properties fo:font-size="10pt" officeooo:rsid="008405a3" style:font-size-asian="10pt" style:font-size-complex="10pt"/>
    </style:style>
    <style:style style:name="T119" style:family="text">
      <style:text-properties fo:font-size="10pt" officeooo:rsid="0090271c" style:font-size-asian="10pt" style:font-size-complex="10pt"/>
    </style:style>
    <style:style style:name="T120" style:family="text">
      <style:text-properties fo:font-size="10pt" officeooo:rsid="01d25b7f" style:font-size-asian="10pt" style:font-size-complex="10pt"/>
    </style:style>
    <style:style style:name="T121" style:family="text">
      <style:text-properties officeooo:rsid="00b23461"/>
    </style:style>
    <style:style style:name="T122" style:family="text">
      <style:text-properties officeooo:rsid="00b34b33"/>
    </style:style>
    <style:style style:name="T123" style:family="text">
      <style:text-properties officeooo:rsid="00e5e3a2"/>
    </style:style>
    <style:style style:name="T124" style:family="text">
      <style:text-properties officeooo:rsid="0125ced0"/>
    </style:style>
    <style:style style:name="T125" style:family="text">
      <style:text-properties officeooo:rsid="013ef4f6"/>
    </style:style>
    <style:style style:name="T126" style:family="text">
      <style:text-properties officeooo:rsid="01b2df8d"/>
    </style:style>
    <style:style style:name="T127" style:family="text">
      <style:text-properties officeooo:rsid="01b515fe"/>
    </style:style>
    <style:style style:name="T128" style:family="text">
      <style:text-properties officeooo:rsid="01b64522"/>
    </style:style>
    <style:style style:name="T129" style:family="text">
      <style:text-properties officeooo:rsid="01b7929b"/>
    </style:style>
    <style:style style:name="T130" style:family="text">
      <style:text-properties officeooo:rsid="01b7bb9f"/>
    </style:style>
    <style:style style:name="T131" style:family="text">
      <style:text-properties officeooo:rsid="01dfbb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ALEXANDR MURASHKIN</text:p>
            <text:p text:style-name="P8"><text:span text:style-name="T106">University of Waterloo, M</text:span><text:span text:style-name="T107">M</text:span><text:span text:style-name="T106">ath </text:span><text:span text:style-name="T108">in Computer Science </text:span><text:span text:style-name="T109">Candidate</text:span></text:p>
            <text:p text:style-name="P14"/>
            <text:p text:style-name="P13"><text:span text:style-name="T119">Homepage and </text:span><text:span text:style-name="T120">P</text:span><text:span text:style-name="T119">rojects</text:span><text:span text:style-name="T117">: <text:s/></text:span><text:a xlink:type="simple" xlink:href="http://www.student.cs.uwaterloo.ca/~amurashk/"><text:span text:style-name="T118">www.student.cs.uwaterloo.ca/~amurashk/</text:span></text:a></text:p>
          </table:table-cell>
          <table:table-cell table:style-name="Таблица1.A1" office:value-type="string">
            <text:p text:style-name="P3"><text:span text:style-name="T67">E-mail: <text:s text:c="6"/></text:span><text:a xlink:type="simple" xlink:href="mailto:amurashk@gsd.uwaterloo.ca"><text:span text:style-name="T116">amurashk</text:span></text:a><text:a xlink:type="simple" xlink:href="mailto:amurashk@gsd.uwaterloo.ca"><text:span text:style-name="T116">@</text:span></text:a><text:a xlink:type="simple" xlink:href="mailto:amurashk@gsd.uwaterloo.ca"><text:span text:style-name="T116">gsd</text:span></text:a><text:a xlink:type="simple" xlink:href="mailto:amurashk@gsd.uwaterloo.ca"><text:span text:style-name="T116">.</text:span></text:a><text:a xlink:type="simple" xlink:href="mailto:amurashk@gsd.uwaterloo.ca"><text:span text:style-name="T116">uwaterloo</text:span></text:a><text:a xlink:type="simple" xlink:href="mailto:amurashk@gsd.uwaterloo.ca"><text:span text:style-name="T116">.</text:span></text:a><text:a xlink:type="simple" xlink:href="mailto:amurashk@gsd.uwaterloo.ca"><text:span text:style-name="T116">ca</text:span></text:a></text:p>
            <text:p text:style-name="P1"><text:span text:style-name="T9">Phone: <text:s text:c="6"/>+1 </text:span><text:span text:style-name="T21">(</text:span><text:span text:style-name="T9">226</text:span><text:span text:style-name="T21">)</text:span><text:span text:style-name="T9"> 600-5529</text:span></text:p>
            <text:p text:style-name="P6"><text:span text:style-name="T9">Address: <text:s text:c="3"/></text:span><text:span text:style-name="T22">#4-354 Erb St</text:span><text:span text:style-name="T36">reet</text:span><text:span text:style-name="T22"> W</text:span><text:span text:style-name="T36">est</text:span><text:span text:style-name="T9">, </text:span></text:p>
            <text:p text:style-name="P7"><text:span text:style-name="T9"><text:s text:c="18"/>Waterloo, O</text:span><text:span text:style-name="T22">N,</text:span><text:span text:style-name="T9"> Canada</text:span></text:p>
          </table:table-cell>
        </table:table-row>
      </table:table>
      <text:p text:style-name="P5"/>
      <text:p text:style-name="P2">PROFESSIONAL KNOWLEDGE AND SKILLS</text:p>
      <text:p text:style-name="P10"/>
      <text:list xml:id="list4907231290019444823" text:style-name="L1">
        <text:list-item>
          <text:p text:style-name="P24"><text:span text:style-name="T24">Web-based</text:span><text:span text:style-name="T9"> </text:span><text:span text:style-name="T29">development </text:span><text:span text:style-name="T10"><text:s/><text:tab/><text:tab/> <text:s text:c="3"/></text:span><text:span text:style-name="T11">Javascript, JQuery, </text:span><text:span text:style-name="T10">Node.JS, </text:span><text:span text:style-name="T12">Angular.JS, </text:span><text:span text:style-name="T13">Zend</text:span><text:span text:style-name="T14">, </text:span><text:span text:style-name="T10">PHP, HTML, CSS</text:span></text:p>
        </text:list-item>
        <text:list-item>
          <text:p text:style-name="P39">Desktop application development<text:tab/> <text:s text:c="3"/>Java, <text:span text:style-name="T113">Maven, </text:span><text:span text:style-name="T114">Microsoft Visual </text:span>C#, <text:span text:style-name="T111">WPF, </text:span>Delphi</text:p>
        </text:list-item>
        <text:list-item>
          <text:p text:style-name="P39">Operating<text:span text:style-name="T123">- and </text:span><text:span text:style-name="T122">real-time system </text:span><text:span text:style-name="T112">design </text:span><text:s text:c="5"/><text:span text:style-name="T121">C, micro-kernel design, ARM and Intel assembl</text:span><text:span text:style-name="T124">y languages</text:span></text:p>
        </text:list-item>
        <text:list-item>
          <text:p text:style-name="P40"><text:span text:style-name="T121">Mobile develop</text:span><text:span text:style-name="T115">ment <text:tab/><text:tab/><text:tab/> <text:s text:c="3"/>Android, Windows Phone 7, SQLite</text:span></text:p>
        </text:list-item>
        <text:list-item>
          <text:p text:style-name="P41"><text:span text:style-name="T82">Game development <text:tab/><text:tab/><text:tab/> <text:s text:c="3"/>OpenGL, Physics/Math </text:span><text:span text:style-name="T83">skills, </text:span><text:span text:style-name="T84">computational geometry</text:span></text:p>
        </text:list-item>
      </text:list>
      <text:p text:style-name="P21"/>
      <text:p text:style-name="P20">HIGHER EDUCATION</text:p>
      <text:p text:style-name="P23"/>
      <text:list xml:id="list2919631073169538378" text:style-name="L2">
        <text:list-item>
          <text:p text:style-name="P42"><text:span text:style-name="T1">MMath </text:span><text:span text:style-name="T3">in </text:span><text:span text:style-name="T1">Computer Science</text:span><text:span text:style-name="T55"> </text:span><text:span text:style-name="T57">at University of Waterloo, ON, Canada</text:span><text:span text:style-name="T55"> </text:span><text:span text:style-name="T57">(</text:span><text:span text:style-name="T1">2012 – </text:span><text:span text:style-name="T4">Aug</text:span><text:span text:style-name="T5">ust </text:span><text:span text:style-name="T4">2014</text:span><text:span text:style-name="T56">) </text:span></text:p>
        </text:list-item>
      </text:list>
      <text:p text:style-name="P19"><text:span text:style-name="T67"><text:tab/></text:span><text:span text:style-name="T77">A</text:span><text:span text:style-name="T67">verage: 93 / 100</text:span></text:p>
      <text:p text:style-name="P17"/>
      <text:list xml:id="list3555582557823999541" text:style-name="L3">
        <text:list-item>
          <text:p text:style-name="P31"><text:span text:style-name="T98">B</text:span><text:span text:style-name="T99">S</text:span><text:span text:style-name="T98">c </text:span><text:span text:style-name="T99">in Computer Systems and Software</text:span><text:span text:style-name="T76"> </text:span><text:span text:style-name="T93">at </text:span><text:span text:style-name="T79">Kazakh-British Technical University, </text:span><text:span text:style-name="T80">Kazakhsta</text:span><text:span text:style-name="T81">n</text:span><text:span text:style-name="T76"> </text:span><text:span text:style-name="T93">(</text:span><text:span text:style-name="T96">2008 – 2012</text:span><text:span text:style-name="T97">)</text:span><text:span text:style-name="T78"> </text:span></text:p>
          <text:p text:style-name="P34">Average: 3.97 / 4.00</text:p>
        </text:list-item>
      </text:list>
      <text:p text:style-name="P15"/>
      <text:p text:style-name="P11">WORK EXPERIENCE</text:p>
      <text:list xml:id="list1561453451932632393" text:style-name="L4">
        <text:list-header>
          <text:p text:style-name="P36"/>
        </text:list-header>
        <text:list-item>
          <text:p text:style-name="P25"><text:span text:style-name="T110">Graduate Research Assistant </text:span><text:span text:style-name="T37">at the </text:span><text:span text:style-name="T30">University of Waterloo</text:span><text:span text:style-name="T16"> </text:span><text:span text:style-name="T7">(</text:span><text:span text:style-name="T6">Sept 2012 – </text:span><text:span text:style-name="T4">Aug 2014)</text:span></text:p>
        </text:list-item>
      </text:list>
      <text:p text:style-name="P16"/>
      <text:list xml:id="list1372625616179544035" text:style-name="L5">
        <text:list-item>
          <text:p text:style-name="P43"><text:span text:style-name="T15">Designed </text:span><text:span text:style-name="T31">Clafer Web Tools –</text:span><text:span text:style-name="T32"> </text:span><text:span text:style-name="T16">web-based </text:span><text:span text:style-name="T15">tool</text:span><text:span text:style-name="T35">s</text:span><text:span text:style-name="T15"> for domain modeling, instantiation, visualization and exploration of variability models </text:span><text:span text:style-name="T102">(Javascript, Node.JS)</text:span></text:p>
        </text:list-item>
      </text:list>
      <text:list xml:id="list8624068406130471937" text:style-name="L6">
        <text:list-item>
          <text:p text:style-name="P49"><text:span text:style-name="T33">B</text:span><text:span text:style-name="T18">eing </text:span><text:span text:style-name="T15">used </text:span><text:span text:style-name="T18">by researchers and</text:span><text:span text:style-name="T15"> were published and presented at SPLC’13, Tokyo, Japan</text:span></text:p>
        </text:list-item>
      </text:list>
      <text:list xml:id="list38182760" text:continue-list="list1372625616179544035" text:style-name="L5">
        <text:list-item>
          <text:p text:style-name="P44"><text:span text:style-name="T15">Designed </text:span><text:span text:style-name="T19">real-time operating system kernel and </text:span><text:span text:style-name="T51">multi-thread </text:span><text:span text:style-name="T19">application on top </text:span><text:span text:style-name="T103">(C, Assembly)</text:span></text:p>
        </text:list-item>
      </text:list>
      <text:list xml:id="list5751859414382537481" text:style-name="L7">
        <text:list-item>
          <text:p text:style-name="P52"><text:span text:style-name="T125">T</text:span>he application controlled two trains moving around the track with successful collision avoidance</text:p>
        </text:list-item>
        <text:list-item>
          <text:p text:style-name="P50"><text:span text:style-name="T19">The system could restore </text:span><text:span text:style-name="T52">itself </text:span><text:span text:style-name="T19">after hardware controller’</text:span><text:span text:style-name="T23">s</text:span><text:span text:style-name="T19"> </text:span><text:span text:style-name="T53">faults or </text:span><text:span text:style-name="T19">reboot</text:span></text:p>
        </text:list-item>
      </text:list>
      <text:list xml:id="list38211146" text:continue-list="list38182760" text:style-name="L5">
        <text:list-item>
          <text:p text:style-name="P47"><text:span text:style-name="T68">Two projects are</text:span><text:span text:style-name="T69"> </text:span><text:span text:style-name="T71">in progress</text:span></text:p>
        </text:list-item>
      </text:list>
      <text:list xml:id="list548460965127171767" text:style-name="L8">
        <text:list-item>
          <text:p text:style-name="P54"><text:span text:style-name="T71">E</text:span><text:span text:style-name="T69">arly </text:span><text:span text:style-name="T70">d</text:span><text:span text:style-name="T69">esign </text:span><text:span text:style-name="T70">e</text:span><text:span text:style-name="T69">xploration of </text:span><text:span text:style-name="T70">E/E (</text:span><text:span text:style-name="T74">E</text:span><text:span text:style-name="T69">lectronic / </text:span><text:span text:style-name="T74">E</text:span><text:span text:style-name="T69">lectric</text:span><text:span text:style-name="T70">)</text:span><text:span text:style-name="T69"> </text:span><text:span text:style-name="T70">a</text:span><text:span text:style-name="T69">rchitectures as </text:span><text:span text:style-name="T70">a </text:span><text:span text:style-name="T69">part </text:span><text:span text:style-name="T67">of NECSIS </text:span><text:span text:style-name="T68">(</text:span><text:a xlink:type="simple" xlink:href="http://www.necsis.ca/"><text:span text:style-name="T116">http://www.necsis.ca/</text:span></text:a><text:span text:style-name="T68">)</text:span><text:span text:style-name="T69"> with General Motors</text:span><text:span text:style-name="T70"> </text:span></text:p>
        </text:list-item>
        <text:list-item>
          <text:p text:style-name="P51"><text:span text:style-name="T20">O</text:span><text:span text:style-name="T15">ptimization of safety level allocation in </text:span><text:span text:style-name="T18">safety-critical components of automotive systems</text:span></text:p>
          <text:p text:style-name="P38"/>
        </text:list-item>
        <text:list-item>
          <text:p text:style-name="P26"><text:span text:style-name="T8">Research </text:span><text:span text:style-name="T2">Intern</text:span><text:span text:style-name="T25"> at Pratt &amp; Whitney Canada, </text:span><text:span text:style-name="T19">Longueuil, QC, Canada</text:span><text:span text:style-name="T25"> (</text:span><text:span text:style-name="T2">Oct</text:span><text:span text:style-name="T1"> 201</text:span><text:span text:style-name="T2">3</text:span><text:span text:style-name="T1"> – </text:span><text:span text:style-name="T2">Dec 2013)</text:span><text:span text:style-name="T25"> </text:span></text:p>
        </text:list-item>
      </text:list>
      <text:p text:style-name="P9"/>
      <text:list xml:id="list38186179" text:continue-list="list38211146" text:style-name="L5">
        <text:list-item text:start-value="1">
          <text:p text:style-name="P45"><text:span text:style-name="T18">Investigated architectural patterns for modeling system and control software variability </text:span><text:span text:style-name="T26">in</text:span><text:span text:style-name="T18"> product line</text:span><text:span text:style-name="T26">s</text:span></text:p>
        </text:list-item>
        <text:list-item>
          <text:p text:style-name="P45"><text:span text:style-name="T34">Successfully d</text:span><text:span text:style-name="T27">esigned </text:span><text:span text:style-name="T34">and demonstrated </text:span><text:span text:style-name="T27">SysML model of engine parts</text:span></text:p>
        </text:list-item>
      </text:list>
      <text:list xml:id="list4523426520552128133" text:style-name="L9">
        <text:list-header>
          <text:p text:style-name="P35"/>
        </text:list-header>
        <text:list-item>
          <text:p text:style-name="P30"><text:span text:style-name="T62">Senior Specialist</text:span><text:span text:style-name="T58"> at </text:span><text:span text:style-name="T59">Kazakh-British Technical University, Almaty, Kazakhstan</text:span><text:span text:style-name="T63"> </text:span><text:span text:style-name="T64">(</text:span><text:span text:style-name="T61">June 2011 – Dec 2011</text:span><text:span text:style-name="T60">)</text:span></text:p>
        </text:list-item>
      </text:list>
      <text:p text:style-name="P22"/>
      <text:list xml:id="list38214198" text:continue-list="list38186179" text:style-name="L5">
        <text:list-item text:start-value="1">
          <text:p text:style-name="P46"><text:span text:style-name="T17">Developed International School of Economics and Social Sciences website </text:span><text:span text:style-name="T104">(Drupal </text:span><text:span text:style-name="T105">CMS</text:span><text:span text:style-name="T104">)</text:span></text:p>
        </text:list-item>
      </text:list>
      <text:list xml:id="list2074268999562531136" text:style-name="L10">
        <text:list-item>
          <text:p text:style-name="P53">Was the official school website for three years</text:p>
        </text:list-item>
      </text:list>
      <text:list xml:id="list38213827" text:continue-list="list38214198" text:style-name="L5">
        <text:list-item>
          <text:p text:style-name="P48"><text:span text:style-name="T71">Created an online file </text:span><text:span text:style-name="T72">and document </text:span><text:span text:style-name="T71">sharing syste</text:span><text:span text:style-name="T75">m </text:span><text:span text:style-name="T100">(Zend Framework, </text:span><text:span text:style-name="T101">PHP</text:span><text:span text:style-name="T100">)</text:span></text:p>
        </text:list-item>
      </text:list>
      <text:list xml:id="list1962558218385355738" text:style-name="L11">
        <text:list-item>
          <text:p text:style-name="P55"><text:span text:style-name="T73">Successfully used by faculty and staff for </text:span><text:span text:style-name="T87">online </text:span><text:span text:style-name="T73">paper work</text:span></text:p>
        </text:list-item>
      </text:list>
      <text:p text:style-name="P18"/>
      <text:p text:style-name="P12"><text:span text:style-name="T66">MAJOR </text:span><text:span text:style-name="T65">ACHIEVEMENTS</text:span></text:p>
      <text:list xml:id="list38183972" text:continue-list="list4523426520552128133" text:style-name="L9">
        <text:list-header>
          <text:p text:style-name="P37"/>
        </text:list-header>
        <text:list-item>
          <text:p text:style-name="P27"><text:span text:style-name="T126">Two publications </text:span><text:span text:style-name="T127">presented at S</text:span><text:span text:style-name="T130">oftware </text:span><text:span text:style-name="T127">P</text:span><text:span text:style-name="T130">roduct Line </text:span><text:span text:style-name="T127">C</text:span><text:span text:style-name="T130">onference </text:span><text:span text:style-name="T131">20</text:span><text:span text:style-name="T127">13, </text:span><text:span text:style-name="T128">Tokyo, Japan,</text:span><text:span text:style-name="T129"> published on ACM.org</text:span></text:p>
        </text:list-item>
        <text:list-item>
          <text:p text:style-name="P27"><text:span text:style-name="T28">Top 20 at Microsoft Imagine Cup World Finals 201</text:span><text:span text:style-name="T54">2</text:span><text:span text:style-name="T28">, </text:span><text:span text:style-name="T38">Sydney, </text:span><text:span text:style-name="T28">Australia, “</text:span><text:span text:style-name="T41">Archangel” project</text:span></text:p>
        </text:list-item>
        <text:list-item>
          <text:p text:style-name="P28"><text:span text:style-name="T39">International Student Competitions of IT Projects </text:span><text:span text:style-name="T44">2011 </text:span><text:span text:style-name="T45">at Kazakh-British Technical University</text:span></text:p>
          <text:list>
            <text:list-item>
              <text:p text:style-name="P28"><text:span text:style-name="T45">“Multimedia technologies and Game Development” – 1st </text:span><text:span text:style-name="T46">pl</text:span><text:span text:style-name="T47">a</text:span><text:span text:style-name="T46">ce </text:span><text:span text:style-name="T40">for designing OpenGL-based computer game <text:s/></text:span></text:p>
            </text:list-item>
            <text:list-item>
              <text:p text:style-name="P29"><text:span text:style-name="T42">“</text:span><text:span text:style-name="T48">Web Applications and Database Design” - </text:span><text:span text:style-name="T43">G</text:span><text:span text:style-name="T42">rand-prix </text:span><text:span text:style-name="T49">for “Archangel” </text:span><text:span text:style-name="T50">emergency management </text:span><text:span text:style-name="T49">system</text:span></text:p>
            </text:list-item>
          </text:list>
        </text:list-item>
        <text:list-item>
          <text:p text:style-name="P32"><text:span text:style-name="T85">Won local Android Hackhaton </text:span><text:span text:style-name="T92">2011 </text:span><text:span text:style-name="T85">by Google Technical User Group</text:span><text:span text:style-name="T86"> </text:span><text:span text:style-name="T88">(Android OpenGL</text:span><text:span text:style-name="T89">-based</text:span><text:span text:style-name="T88"> small game)</text:span></text:p>
        </text:list-item>
        <text:list-item>
          <text:p text:style-name="P32"><text:span text:style-name="T90">Completed Bachelor’s studies with</text:span><text:span text:style-name="T85"> “Diploma with Highest Honors” for perfect academic achievements</text:span></text:p>
        </text:list-item>
        <text:list-item>
          <text:p text:style-name="P33"><text:span text:style-name="T91">Received full grant for BSc education and the scholarship named after the </text:span><text:span text:style-name="T95">Republic’s </text:span><text:span text:style-name="T91">President </text:span><text:span text:style-name="T94">(2011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style:shadow="non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6cm" fo:margin-bottom="1.346cm" fo:margin-left="1.346cm" fo:margin-right="1.346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451</meta:editing-cycles>
    <dc:date>2014-05-06T18:04:09.57</dc:date>
    <meta:editing-duration>PT6H1M30S</meta:editing-duration>
    <meta:print-date>2014-02-05T12:49:33.239000000</meta:print-date>
    <meta:document-statistic meta:table-count="1" meta:image-count="0" meta:object-count="0" meta:page-count="1" meta:paragraph-count="49" meta:word-count="460" meta:character-count="3267" meta:non-whitespace-character-count="2810"/>
  </office:meta>
</office:document-meta>
</file>